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" svg:font-family="Sans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atos" style:family="table">
      <style:table-properties style:width="17cm" style:rel-width="100%" fo:margin-left="0cm" table:align="left"/>
    </style:style>
    <style:style style:name="Datos.A" style:family="table-column">
      <style:table-column-properties style:column-width="2.425cm" style:rel-column-width="1375*"/>
    </style:style>
    <style:style style:name="Datos.B" style:family="table-column">
      <style:table-column-properties style:column-width="2.417cm" style:rel-column-width="1370*"/>
    </style:style>
    <style:style style:name="Datos.C" style:family="table-column">
      <style:table-column-properties style:column-width="12.158cm" style:rel-column-width="6893*"/>
    </style:style>
    <style:style style:name="Datos.1" style:family="table-row">
      <style:table-row-properties style:min-row-height="1.323cm"/>
    </style:style>
    <style:style style:name="Dato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Datos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Datos.C1" style:family="table-cell">
      <style:table-cell-properties style:vertical-align="middle" fo:padding="0.097cm" fo:border="0.05pt solid #000000"/>
    </style:style>
    <style:style style:name="Dato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atos.B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otal" style:family="table">
      <style:table-properties style:width="17cm" style:rel-width="100%" table:align="center"/>
    </style:style>
    <style:style style:name="Total.A" style:family="table-column">
      <style:table-column-properties style:column-width="13.24cm" style:rel-column-width="7506*"/>
    </style:style>
    <style:style style:name="Total.B" style:family="table-column">
      <style:table-column-properties style:column-width="3.761cm" style:rel-column-width="2132*"/>
    </style:style>
    <style:style style:name="Total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otal.B1" style:family="table-cell">
      <style:table-cell-properties fo:background-color="#cccccc" fo:padding="0.097cm" fo:border="0.05pt solid #000000">
        <style:background-image/>
      </style:table-cell-properties>
    </style:style>
    <style:style style:name="Total.2" style:family="table-row">
      <style:table-row-properties style:min-row-height="0.794cm"/>
    </style:style>
    <style:style style:name="Total.A2" style:family="table-cell">
      <style:table-cell-properties fo:padding="0.097cm" fo:border-left="0.05pt solid #000000" fo:border-right="0.05pt solid #000000" fo:border-top="none" fo:border-bottom="0.05pt solid #000000"/>
    </style:style>
    <style:style style:name="Total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otal.A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otal.B4" style:family="table-cell" style:data-style-name="N10106">
      <style:table-cell-properties style:vertical-align="middle" fo:padding="0.097cm" fo:border-left="0.05pt solid #000000" fo:border-right="0.05pt solid #000000" fo:border-top="none" fo:border-bottom="0.05pt solid #000000"/>
    </style:style>
    <style:style style:name="Total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otal.B5" style:family="table-cell" style:data-style-name="N106">
      <style:table-cell-properties style:vertical-align="middle" fo:padding="0.097cm" fo:border-left="0.05pt solid #000000" fo:border-right="0.05pt solid #000000" fo:border-top="none" fo:border-bottom="0.05pt solid #000000"/>
    </style:style>
    <style:style style:name="Desglose" style:family="table">
      <style:table-properties style:width="16.806cm" style:rel-width="100%" table:align="center"/>
    </style:style>
    <style:style style:name="Desglose.A" style:family="table-column">
      <style:table-column-properties style:column-width="13.152cm" style:rel-column-width="7456*"/>
    </style:style>
    <style:style style:name="Desglose.B" style:family="table-column">
      <style:table-column-properties style:column-width="3.655cm" style:rel-column-width="2072*"/>
    </style:style>
    <style:style style:name="Desglose.A1" style:family="table-cell">
      <style:table-cell-properties fo:padding="0cm" fo:border="none"/>
    </style:style>
    <style:style style:name="Desglose.B1" style:family="table-cell" style:data-style-name="N10106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Verdana" fo:font-size="9pt" officeooo:paragraph-rsid="00155bbf" style:font-size-asian="9pt" style:font-size-complex="9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Verdana" fo:font-size="9pt" officeooo:rsid="00206665" officeooo:paragraph-rsid="00155bbf" style:font-size-asian="9pt" style:font-size-complex="9pt"/>
    </style:style>
    <style:style style:name="P3" style:family="paragraph" style:parent-style-name="Standard">
      <style:text-properties style:font-name="Arial" fo:font-size="10pt" officeooo:rsid="0033b0b4" officeooo:paragraph-rsid="0033b0b4" style:font-size-asian="10pt" style:font-size-complex="10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344cde" officeooo:paragraph-rsid="00344cde" style:font-size-asian="10pt" style:font-style-asian="normal" style:font-weight-asian="normal" style:text-emphasize="none"/>
    </style:style>
    <style:style style:name="P5" style:family="paragraph" style:parent-style-name="Standard">
      <style:paragraph-properties fo:margin-left="0.878cm" fo:margin-right="0cm" fo:text-align="end" style:justify-single-word="false" fo:text-indent="0cm" style:auto-text-indent="false" style:snap-to-layout-grid="false"/>
      <style:text-properties style:font-name="Arial" officeooo:paragraph-rsid="00175898"/>
    </style:style>
    <style:style style:name="P6" style:family="paragraph" style:parent-style-name="Standard">
      <style:paragraph-properties fo:margin-left="0.878cm" fo:margin-right="0cm" fo:text-indent="0cm" style:auto-text-indent="false"/>
      <style:text-properties style:font-name="Arial" fo:font-size="12pt" fo:font-weight="bold" officeooo:paragraph-rsid="00212319" style:font-size-asian="12pt" style:font-weight-asian="bold" style:font-size-complex="12pt"/>
    </style:style>
    <style:style style:name="P7" style:family="paragraph" style:parent-style-name="Table_20_Contents">
      <style:paragraph-properties fo:text-align="end" style:justify-single-word="false"/>
      <style:text-properties officeooo:paragraph-rsid="002c5e47"/>
    </style:style>
    <style:style style:name="P8" style:family="paragraph" style:parent-style-name="Table_20_Contents">
      <style:paragraph-properties fo:text-align="start" style:justify-single-word="false"/>
      <style:text-properties style:font-name="Arial" officeooo:rsid="00155bbf" officeooo:paragraph-rsid="00155bbf"/>
    </style:style>
    <style:style style:name="P9" style:family="paragraph" style:parent-style-name="Table_20_Contents">
      <style:text-properties fo:font-size="12pt" officeooo:rsid="003084a5" officeooo:paragraph-rsid="003084a5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344cde" officeooo:paragraph-rsid="00344cde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363617" officeooo:paragraph-rsid="00363617" style:font-size-complex="12pt"/>
    </style:style>
    <style:style style:name="P13" style:family="paragraph" style:parent-style-name="Table_20_Contents">
      <style:text-properties fo:font-size="12pt" officeooo:rsid="00363617" officeooo:paragraph-rsid="00363617" style:font-size-complex="12pt"/>
    </style:style>
    <style:style style:name="P14" style:family="paragraph" style:parent-style-name="Table_20_Contents">
      <style:paragraph-properties fo:text-align="end" style:justify-single-word="false"/>
      <style:text-properties officeooo:rsid="003084a5" officeooo:paragraph-rsid="002c5e47"/>
    </style:style>
    <style:style style:name="P15" style:family="paragraph" style:parent-style-name="Title">
      <style:text-properties officeooo:rsid="00155bbf" officeooo:paragraph-rsid="00155bbf"/>
    </style:style>
    <style:style style:name="P16" style:family="paragraph" style:parent-style-name="Standard" style:master-page-name="Standard">
      <style:paragraph-properties style:page-number="auto" style:snap-to-layout-gri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344cde" officeooo:paragraph-rsid="00344cde" style:font-size-asian="10pt" style:font-style-asian="normal" style:font-weight-asian="normal" style:text-emphasize="none"/>
    </style:style>
    <style:style style:name="P17" style:family="paragraph" style:parent-style-name="Footer">
      <style:paragraph-properties fo:margin-left="0cm" fo:margin-right="-0.504cm" fo:text-indent="0cm" style:auto-text-indent="false"/>
      <style:text-properties fo:color="#000000" style:font-name="Verdana" fo:font-size="9pt" fo:font-weight="bold" officeooo:paragraph-rsid="0033b0b4" style:font-size-asian="9pt" style:font-weight-asian="bold" style:font-size-complex="9pt"/>
    </style:style>
    <style:style style:name="P18" style:family="paragraph" style:parent-style-name="Footer">
      <style:paragraph-properties fo:margin-left="0cm" fo:margin-right="-0.504cm" fo:text-indent="0cm" style:auto-text-indent="false"/>
      <style:text-properties fo:color="#000000" style:font-name="Verdana" fo:font-size="9pt" fo:font-weight="bold" officeooo:rsid="00378ea5" officeooo:paragraph-rsid="00378ea5" style:font-size-asian="9pt" style:font-weight-asian="bold" style:font-size-complex="9pt"/>
    </style:style>
    <style:style style:name="T1" style:family="text">
      <style:text-properties fo:font-variant="normal" fo:text-transform="none" fo:color="#444444" style:font-name="Arial" fo:font-size="10pt" fo:letter-spacing="normal" fo:font-style="normal" officeooo:rsid="0033b0b4" style:font-size-asian="10pt" style:font-size-complex="10pt" style:font-weight-complex="bold"/>
    </style:style>
    <style:style style:name="T2" style:family="text">
      <style:text-properties officeooo:rsid="00363617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4">
      <number:number number:decimal-places="0" loext:min-decimal-places="0" number:min-integer-digits="3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date-style style:name="N10104" number:language="es" number:country="ES" number:title="Definido por el usuario">
      <number:year number:style="long"/>
    </number:date-style>
    <number:currency-style style:name="N10106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6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6P0"/>
    </number:currency-style>
  </office:automatic-styles>
  <office:body>
    <office:text>
      <office:forms form:automatic-focus="false" form:apply-design-mode="false"/>
      <text:variable-decls>
        <text:variable-decl office:value-type="float" text:name="id"/>
        <text:variable-decl office:value-type="float" text:name="NIF"/>
        <text:variable-decl office:value-type="float" text:name="igic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opietario">NIF: <text:variable-set text:name="NIF" text:formula="ooow:54110595J" office:value-type="float" office:value="54110595" style:data-style-name="N0">54110595</text:variable-set><text:tab/><text:tab/><text:initial-creator>Manlio Joaquín García González</text:initial-creator></text:p>
      <text:p text:style-name="Propietario">Teléfono: <text:sender-phone-work text:fixed="false">655141227</text:sender-phone-work><text:tab/><text:tab/><text:sender-email text:fixed="false">manliojoaquin@gmail.com</text:sender-email><text:line-break/><text:tab/><text:sender-street text:fixed="false">Urb. Prolier, Módulo “O”, Número 8</text:sender-street>. <text:sender-city text:fixed="false">Bajamar, La Laguna</text:sender-city>, <text:sender-postal-code text:fixed="false">38250</text:sender-postal-code>.</text:p>
      <text:p text:style-name="P15">FACTURA</text:p>
      <table:table table:name="Datos" table:style-name="Datos">
        <table:table-column table:style-name="Datos.A"/>
        <table:table-column table:style-name="Datos.B"/>
        <table:table-column table:style-name="Datos.C"/>
        <table:table-row table:style-name="Datos.1">
          <table:table-cell table:style-name="Datos.A1" office:value-type="string">
            <text:p text:style-name="P8">NÚMERO</text:p>
          </table:table-cell>
          <table:table-cell table:style-name="Datos.B1" office:value-type="string">
            <text:p text:style-name="P1"><text:date style:data-style-name="N10104" text:date-value="2018-07-09T11:56:46.126792123" text:fixed="true">2018</text:date> <text:variable-set text:name="id" text:formula="ooow:1" office:value-type="float" office:value="1" style:data-style-name="N104">001</text:variable-set></text:p>
          </table:table-cell>
          <table:table-cell table:style-name="Datos.C1" table:number-rows-spanned="2" office:value-type="string">
            <text:p text:style-name="P16">Universidad Internacional de La Rioja, S.A.</text:p>
            <text:p text:style-name="P4">A26430439</text:p>
            <text:p text:style-name="P4">Avenida de la Paz, 137, Logroño 26006, La Rioja, ES</text:p>
          </table:table-cell>
        </table:table-row>
        <table:table-row table:style-name="Datos.1">
          <table:table-cell table:style-name="Datos.A2" office:value-type="string">
            <text:p text:style-name="P8">FECHA</text:p>
          </table:table-cell>
          <table:table-cell table:style-name="Datos.B2" office:value-type="string">
            <text:p text:style-name="P2"><text:date style:data-style-name="N36" text:date-value="2018-07-09T11:58:20.961207831" text:fixed="true">09/07/2018</text:date></text:p>
          </table:table-cell>
          <table:covered-table-cell/>
        </table:table-row>
      </table:table>
      <text:p text:style-name="Standard"/>
      <table:table table:name="Total" table:style-name="Total">
        <table:table-column table:style-name="Total.A"/>
        <table:table-column table:style-name="Total.B"/>
        <table:table-row>
          <table:table-cell table:style-name="Total.A1" office:value-type="string">
            <text:p text:style-name="Table_20_Contents">DESCRIPCIÓN</text:p>
          </table:table-cell>
          <table:table-cell table:style-name="Total.B1" office:value-type="string">
            <text:p text:style-name="Table_20_Contents">IMPORTE</text:p>
          </table:table-cell>
        </table:table-row>
        <table:table-row table:style-name="Total.2">
          <table:table-cell table:style-name="Total.A2" table:number-columns-spanned="2" office:value-type="string">
            <table:table table:name="Desglose" table:style-name="Desglose">
              <table:table-column table:style-name="Desglose.A"/>
              <table:table-column table:style-name="Desglose.B"/>
              <table:table-row>
                <table:table-cell table:style-name="Desglose.A1" office:value-type="string">
                  <text:p text:style-name="P12">Normalización y maquetación de documentos</text:p>
                </table:table-cell>
                <table:table-cell table:style-name="Desglose.B1" office:value-type="currency" office:currency="EUR" office:value="420">
                  <text:p text:style-name="P9"><text:span text:style-name="T2">42</text:span>0,00 €</text:p>
                </table:table-cell>
              </table:table-row>
              <table:table-row>
                <table:table-cell table:style-name="Desglose.A1" office:value-type="string">
                  <text:p text:style-name="P11">Exportado <text:span text:style-name="T2">de documentos a múltiples formatos</text:span></text:p>
                </table:table-cell>
                <table:table-cell table:style-name="Desglose.B1" office:value-type="currency" office:currency="EUR" office:value="75">
                  <text:p text:style-name="P13">75,00 €</text:p>
                </table:table-cell>
              </table:table-row>
              <table:table-row>
                <table:table-cell table:style-name="Desglose.A1" office:value-type="string">
                  <text:p text:style-name="P11">Revisión y corrección manual de <text:span text:style-name="T2">documentos</text:span></text:p>
                </table:table-cell>
                <table:table-cell table:style-name="Desglose.B1" office:value-type="currency" office:currency="EUR" office:value="150">
                  <text:p text:style-name="P13">150,00 €</text:p>
                </table:table-cell>
              </table:table-row>
              <table:table-row>
                <table:table-cell table:style-name="Desglose.A1" office:value-type="string">
                  <text:p text:style-name="P10"/>
                </table:table-cell>
                <table:table-cell table:style-name="Desglose.B1">
                  <text:p text:style-name="P9"/>
                </table:table-cell>
              </table:table-row>
              <table:table-row>
                <table:table-cell table:style-name="Desglose.A1" office:value-type="string">
                  <text:p text:style-name="P10"/>
                </table:table-cell>
                <table:table-cell table:style-name="Desglose.B1">
                  <text:p text:style-name="P9"/>
                </table:table-cell>
              </table:table-row>
              <table:table-row>
                <table:table-cell table:style-name="Desglose.A1" office:value-type="string">
                  <text:p text:style-name="P10"/>
                </table:table-cell>
                <table:table-cell table:style-name="Desglose.B1">
                  <text:p text:style-name="P9"/>
                </table:table-cell>
              </table:table-row>
              <table:table-row>
                <table:table-cell table:style-name="Desglose.A1" office:value-type="string">
                  <text:p text:style-name="P10"/>
                </table:table-cell>
                <table:table-cell table:style-name="Desglose.B1">
                  <text:p text:style-name="P9"/>
                </table:table-cell>
              </table:table-row>
              <table:table-row>
                <table:table-cell table:style-name="Desglose.A1" office:value-type="string">
                  <text:p text:style-name="P10"/>
                </table:table-cell>
                <table:table-cell table:style-name="Desglose.B1">
                  <text:p text:style-name="P9"/>
                </table:table-cell>
              </table:table-row>
              <table:table-row>
                <table:table-cell table:style-name="Desglose.A1" office:value-type="string">
                  <text:p text:style-name="P10"/>
                </table:table-cell>
                <table:table-cell table:style-name="Desglose.B1">
                  <text:p text:style-name="P9"/>
                </table:table-cell>
              </table:table-row>
              <table:table-row>
                <table:table-cell table:style-name="Desglose.A1" office:value-type="string">
                  <text:p text:style-name="P10"/>
                </table:table-cell>
                <table:table-cell table:style-name="Desglose.B1">
                  <text:p text:style-name="P9"/>
                </table:table-cell>
              </table:table-row>
              <table:table-row>
                <table:table-cell table:style-name="Desglose.A1" office:value-type="string">
                  <text:p text:style-name="P10"/>
                </table:table-cell>
                <table:table-cell table:style-name="Desglose.B1">
                  <text:p text:style-name="P9"/>
                </table:table-cell>
              </table:table-row>
              <table:table-row>
                <table:table-cell table:style-name="Desglose.A1" office:value-type="string">
                  <text:p text:style-name="P10"/>
                </table:table-cell>
                <table:table-cell table:style-name="Desglose.B1">
                  <text:p text:style-name="P9"/>
                </table:table-cell>
              </table:table-row>
              <table:table-row>
                <table:table-cell table:style-name="Desglose.A1" office:value-type="string">
                  <text:p text:style-name="P10"/>
                </table:table-cell>
                <table:table-cell table:style-name="Desglose.B1">
                  <text:p text:style-name="P9"/>
                </table:table-cell>
              </table:table-row>
              <table:table-row>
                <table:table-cell table:style-name="Desglose.A1" office:value-type="string">
                  <text:p text:style-name="P10"/>
                </table:table-cell>
                <table:table-cell table:style-name="Desglose.B1">
                  <text:p text:style-name="P9"/>
                </table:table-cell>
              </table:table-row>
              <table:table-row>
                <table:table-cell table:style-name="Desglose.A1" office:value-type="string">
                  <text:p text:style-name="P10"/>
                </table:table-cell>
                <table:table-cell table:style-name="Desglose.B1">
                  <text:p text:style-name="P9"/>
                </table:table-cell>
              </table:table-row>
              <table:table-row>
                <table:table-cell table:style-name="Desglose.A1" office:value-type="string">
                  <text:p text:style-name="P10"/>
                </table:table-cell>
                <table:table-cell table:style-name="Desglose.B1">
                  <text:p text:style-name="P9"/>
                </table:table-cell>
              </table:table-row>
              <table:table-row>
                <table:table-cell table:style-name="Desglose.A1" office:value-type="string">
                  <text:p text:style-name="P10"/>
                </table:table-cell>
                <table:table-cell table:style-name="Desglose.B1">
                  <text:p text:style-name="P9"/>
                </table:table-cell>
              </table:table-row>
              <table:table-row>
                <table:table-cell table:style-name="Desglose.A1" office:value-type="string">
                  <text:p text:style-name="P10"/>
                </table:table-cell>
                <table:table-cell table:style-name="Desglose.B1">
                  <text:p text:style-name="P9"/>
                </table:table-cell>
              </table:table-row>
              <table:table-row>
                <table:table-cell table:style-name="Desglose.A1" office:value-type="string">
                  <text:p text:style-name="P10"/>
                </table:table-cell>
                <table:table-cell table:style-name="Desglose.B1">
                  <text:p text:style-name="P9"/>
                </table:table-cell>
              </table:table-row>
            </table:table>
            <text:p text:style-name="P6"/>
          </table:table-cell>
          <table:covered-table-cell/>
        </table:table-row>
        <table:table-row table:style-name="Total.2">
          <table:table-cell table:style-name="Total.A3" table:number-columns-spanned="2" office:value-type="string">
            <text:p text:style-name="P6">Fdo. <text:initial-creator>Manlio Joaquín García González</text:initial-creator></text:p>
          </table:table-cell>
          <table:covered-table-cell/>
        </table:table-row>
        <table:table-row>
          <table:table-cell table:style-name="Total.A4" office:value-type="string">
            <text:p text:style-name="P5">BASE LIQUIDACIÓN</text:p>
          </table:table-cell>
          <table:table-cell table:style-name="Total.B4" table:formula="ooow:sum &lt;Desglose.B1:B19&gt;" office:value-type="currency" office:currency="EUR" office:value="645">
            <text:p text:style-name="P14">645,00 €</text:p>
          </table:table-cell>
        </table:table-row>
        <table:table-row>
          <table:table-cell table:style-name="Total.A5" office:value-type="string">
            <text:p text:style-name="P5">TOTAL FACTURA</text:p>
          </table:table-cell>
          <table:table-cell table:style-name="Total.B5" table:formula="ooow:&lt;B4&gt;" office:value-type="currency" office:currency="EUR" office:value="645">
            <text:p text:style-name="P7">645,00 €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" svg:font-family="Sans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padding="0cm" fo:border="none" style:shadow="none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padding="0cm" fo:border="non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er" style:next-style-name="Subtitle" style:class="chapter" style:master-page-name="">
      <style:paragraph-properties fo:margin-top="0.12cm" fo:margin-bottom="0.21cm" loext:contextual-spacing="false" fo:text-align="center" style:justify-single-word="false" style:page-number="auto" fo:padding="0.199cm" fo:border-left="none" fo:border-right="none" fo:border-top="1.56pt solid #000000" fo:border-bottom="none"/>
      <style:text-properties fo:color="#0000ff" fo:font-size="18pt" fo:letter-spacing="0.706cm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opietario" style:family="paragraph" style:parent-style-name="Sender" style:class="extra" style:master-page-name="">
      <style:paragraph-properties fo:margin-top="0cm" fo:margin-bottom="0cm" loext:contextual-spacing="true" fo:line-height="115%" style:page-number="auto" fo:padding="0cm" fo:border="none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Sans" fo:font-family="Sans" style:font-style-name="Normal" style:font-family-generic="swiss" fo:font-size="9pt" style:font-size-asian="10.5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 style:master-page-name="">
      <style:paragraph-properties fo:margin-top="0.101cm" fo:margin-bottom="0.101cm" loext:contextual-spacing="false" fo:text-align="center" style:justify-single-word="false" style:page-number="auto" text:number-lines="false" text:line-number="0" style:writing-mode="page">
        <style:tab-stops/>
      </style:paragraph-properties>
      <style:text-properties style:font-name="Arial1" fo:font-family="Arial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-0.504cm" fo:text-indent="0cm" style:auto-text-indent="false"/>
      <style:text-properties fo:color="#000000" style:font-name="Verdana" fo:font-size="9pt" fo:font-weight="bold" officeooo:rsid="00378ea5" officeooo:paragraph-rsid="00378ea5" style:font-size-asian="9pt" style:font-weight-asian="bold" style:font-size-complex="9pt"/>
    </style:style>
    <style:style style:name="MP2" style:family="paragraph" style:parent-style-name="Footer">
      <style:paragraph-properties fo:margin-left="0cm" fo:margin-right="-0.504cm" fo:text-indent="0cm" style:auto-text-indent="false"/>
      <style:text-properties fo:color="#000000" style:font-name="Verdana" fo:font-size="9pt" fo:font-weight="bold" officeooo:paragraph-rsid="0033b0b4" style:font-size-asian="9pt" style:font-weight-asian="bold" style:font-size-complex="9pt"/>
    </style:style>
    <style:style style:name="MT1" style:family="text">
      <style:text-properties fo:font-variant="normal" fo:text-transform="none" fo:color="#444444" style:font-name="Arial" fo:font-size="10pt" fo:letter-spacing="normal" fo:font-style="normal" officeooo:rsid="0033b0b4" style:font-size-asian="10pt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3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Exención franquicia fiscal (Ley 7/2017 de 27 de Dic C.A. Canarias)</text:p>
        <text:p text:style-name="MP2">FORMA DE PAGO: Transferencia bancaria a la cuenta nº(<text:span text:style-name="MT1"><text:text-input text:description="Cuenta">ES35 2100 6767 8221 0013  8744</text:text-input></text:span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1T15:28:18.50</meta:creation-date>
    <meta:editing-duration>PT20M25S</meta:editing-duration>
    <meta:editing-cycles>8</meta:editing-cycles>
    <meta:generator>LibreOffice/5.3.1.2$Linux_X86_64 LibreOffice_project/30m0$Build-2</meta:generator>
    <dc:title>Factura Por Base Liquidación2</dc:title>
    <meta:initial-creator>Manlio Joaquín García González</meta:initial-creator>
    <dc:date>2018-07-12T00:05:04.805740516</dc:date>
    <dc:creator>Manlio Joaquín García González</dc:creator>
    <meta:document-statistic meta:table-count="3" meta:image-count="0" meta:object-count="0" meta:page-count="1" meta:paragraph-count="25" meta:word-count="109" meta:character-count="692" meta:non-whitespace-character-count="608"/>
    <meta:template xlink:type="simple" xlink:actuate="onRequest" xlink:title="Factura Por Base Liquidación2" xlink:href="../../../../C:/Users/Quarkex/AppData/Roaming/LibreOffice/4/user/template/Factura%20Por%20Base%20Liquidación.ott" meta:date="2013-07-21T15:28:18.380000000"/>
  </office:meta>
</office:document-meta>
</file>